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verableDataAccessException.Recoverable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verableDataAccessException.RecoverableDataAc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